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 table:style-name="TableLine94692254620944"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692255569904"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692255571632"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 table:style-name="TableLine94692255575104"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692255585504"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692255654000">
          <table:table-cell table:style-name="Tabel1.A2" office:value-type="string">
            <text:p text:style-name="P3">Welke programma's gebruikt u dagelijks?</text:p>
            <text:p text:style-name="P3">(V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692255654624">
          <table:table-cell table:style-name="Tabel1.A2" office:value-type="string">
            <text:p text:style-name="P3">Wat is het merk en type van uw printer?</text:p>
            <text:p text:style-name="P3">(V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7-25T19:27:09.431325243">25-07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7-25T19:27:03.083673720</dc:date>
    <meta:editing-duration>PT17H53M48S</meta:editing-duration>
    <meta:editing-cycles>907</meta:editing-cycles>
    <meta:generator>LibreOffice/7.3.4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78" meta:non-whitespace-character-count="940"/>
  </office:meta>
</office:document-meta>
</file>